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size="16pt" style:text-underline-style="solid" style:text-underline-width="auto" style:text-underline-color="font-color" fo:font-weight="bold" officeooo:rsid="000941d0" officeooo:paragraph-rsid="000941d0" style:font-size-asian="16pt" style:font-weight-asian="bold" style:font-size-complex="16pt" style:font-weight-complex="bold"/>
    </style:style>
    <style:style style:name="P2" style:family="paragraph" style:parent-style-name="Standard">
      <style:paragraph-properties fo:text-align="justify" style:justify-single-word="false"/>
      <style:text-properties style:font-name="Verdana" officeooo:rsid="001d1e15" officeooo:paragraph-rsid="000941d0"/>
    </style:style>
    <style:style style:name="P3" style:family="paragraph" style:parent-style-name="Standard">
      <style:paragraph-properties fo:text-align="justify" style:justify-single-word="false"/>
      <style:text-properties style:font-name="Verdana" officeooo:rsid="001d1e15" officeooo:paragraph-rsid="001d1e15"/>
    </style:style>
    <style:style style:name="P4" style:family="paragraph" style:parent-style-name="Standard">
      <style:paragraph-properties fo:text-align="justify" style:justify-single-word="false"/>
      <style:text-properties style:font-name="Verdana" officeooo:rsid="001d1e15" officeooo:paragraph-rsid="001e7c41"/>
    </style:style>
    <style:style style:name="P5" style:family="paragraph" style:parent-style-name="Standard">
      <style:paragraph-properties fo:text-align="justify" style:justify-single-word="false"/>
      <style:text-properties style:font-name="Verdana" fo:font-style="italic" style:text-underline-style="solid" style:text-underline-width="auto" style:text-underline-color="font-color" officeooo:rsid="001d1e15" officeooo:paragraph-rsid="001d1e15" style:font-style-asian="italic" style:font-style-complex="italic"/>
    </style:style>
    <style:style style:name="P6" style:family="paragraph" style:parent-style-name="Standard">
      <style:paragraph-properties fo:text-align="center" style:justify-single-word="false"/>
      <style:text-properties style:font-name="Verdana" style:text-underline-style="solid" style:text-underline-width="auto" style:text-underline-color="font-color" fo:font-weight="bold" officeooo:rsid="001d1e15" officeooo:paragraph-rsid="001e7c41" style:font-weight-asian="bold" style:font-weight-complex="bold"/>
    </style:style>
    <style:style style:name="P7" style:family="paragraph" style:parent-style-name="Standard">
      <style:paragraph-properties fo:text-align="justify" style:justify-single-word="false"/>
      <style:text-properties style:font-name="Verdana" style:text-underline-style="solid" style:text-underline-width="auto" style:text-underline-color="font-color" fo:font-weight="bold" officeooo:rsid="001ea09b" officeooo:paragraph-rsid="001e7c41" style:font-weight-asian="bold" style:font-weight-complex="bold"/>
    </style:style>
    <style:style style:name="P8" style:family="paragraph" style:parent-style-name="Standard">
      <style:paragraph-properties fo:text-align="justify" style:justify-single-word="false"/>
      <style:text-properties style:font-name="Verdana" style:text-underline-style="solid" style:text-underline-width="auto" style:text-underline-color="font-color" fo:font-weight="bold" officeooo:rsid="001e7c41" officeooo:paragraph-rsid="001e7c41" style:font-weight-asian="bold" style:font-weight-complex="bold"/>
    </style:style>
    <style:style style:name="P9" style:family="paragraph" style:parent-style-name="Standard">
      <style:paragraph-properties fo:text-align="center" style:justify-single-word="false"/>
      <style:text-properties style:font-name="Verdana" style:text-underline-style="solid" style:text-underline-width="auto" style:text-underline-color="font-color" fo:font-weight="bold" officeooo:rsid="001e7c41" officeooo:paragraph-rsid="001e7c41" style:font-weight-asian="bold" style:font-weight-complex="bold"/>
    </style:style>
    <style:style style:name="P10" style:family="paragraph" style:parent-style-name="Standard">
      <style:paragraph-properties fo:text-align="justify" style:justify-single-word="false"/>
      <style:text-properties style:font-name="Verdana" style:text-underline-style="none" fo:font-weight="normal" officeooo:rsid="001ea09b" officeooo:paragraph-rsid="001ea09b" style:font-weight-asian="normal" style:font-weight-complex="normal"/>
    </style:style>
    <style:style style:name="P11" style:family="paragraph" style:parent-style-name="Standard">
      <style:paragraph-properties fo:text-align="justify" style:justify-single-word="false"/>
      <style:text-properties style:font-name="Verdana" style:text-underline-style="none" fo:font-weight="normal" officeooo:rsid="001e7c41" officeooo:paragraph-rsid="001e7c41" style:font-weight-asian="normal" style:font-weight-complex="normal"/>
    </style:style>
    <style:style style:name="P12" style:family="paragraph" style:parent-style-name="Standard">
      <style:paragraph-properties fo:text-align="justify" style:justify-single-word="false"/>
      <style:text-properties style:font-name="Verdana" style:text-underline-style="none" fo:font-weight="normal" officeooo:rsid="001eef14" officeooo:paragraph-rsid="001eef14" style:font-weight-asian="normal" style:font-weight-complex="normal"/>
    </style:style>
    <style:style style:name="P13" style:family="paragraph" style:parent-style-name="Standard">
      <style:paragraph-properties fo:text-align="justify" style:justify-single-word="false"/>
      <style:text-properties style:font-name="Verdana" style:text-underline-style="none" fo:font-weight="normal" officeooo:rsid="00209319" officeooo:paragraph-rsid="0020ca2c" style:font-weight-asian="normal" style:font-weight-complex="normal"/>
    </style:style>
    <style:style style:name="P14" style:family="paragraph" style:parent-style-name="Standard">
      <style:paragraph-properties fo:text-align="justify" style:justify-single-word="false"/>
      <style:text-properties style:font-name="Verdana" style:text-underline-style="none" fo:font-weight="normal" officeooo:rsid="0020ca2c" officeooo:paragraph-rsid="0020ca2c" style:font-weight-asian="normal" style:font-weight-complex="normal"/>
    </style:style>
    <style:style style:name="P15" style:family="paragraph" style:parent-style-name="Standard">
      <style:paragraph-properties fo:text-align="justify" style:justify-single-word="false"/>
      <style:text-properties style:font-name="Verdana" style:text-underline-style="none" fo:font-weight="normal" officeooo:rsid="00211bdd" officeooo:paragraph-rsid="00211bdd" style:font-weight-asian="normal" style:font-weight-complex="normal"/>
    </style:style>
    <style:style style:name="P16" style:family="paragraph" style:parent-style-name="Standard">
      <style:paragraph-properties fo:text-align="justify" style:justify-single-word="false"/>
      <style:text-properties style:font-name="Verdana" style:text-underline-style="none" fo:font-weight="normal" officeooo:rsid="00226151" officeooo:paragraph-rsid="00226151" style:font-weight-asian="normal" style:font-weight-complex="normal"/>
    </style:style>
    <style:style style:name="P17" style:family="paragraph" style:parent-style-name="Standard">
      <style:paragraph-properties fo:text-align="justify" style:justify-single-word="false"/>
      <style:text-properties style:font-name="Verdana" officeooo:rsid="001ea09b" officeooo:paragraph-rsid="001ea09b"/>
    </style:style>
    <style:style style:name="P18" style:family="paragraph" style:parent-style-name="Standard">
      <style:paragraph-properties fo:text-align="justify" style:justify-single-word="false"/>
      <style:text-properties style:font-name="Verdana" officeooo:rsid="001e7c41" officeooo:paragraph-rsid="001e7c41"/>
    </style:style>
    <style:style style:name="P19" style:family="paragraph" style:parent-style-name="Standard">
      <style:paragraph-properties fo:text-align="justify" style:justify-single-word="false"/>
      <style:text-properties officeooo:rsid="00226151" officeooo:paragraph-rsid="00226151"/>
    </style:style>
    <style:style style:name="P20" style:family="paragraph" style:parent-style-name="Standard">
      <style:paragraph-properties fo:text-align="justify" style:justify-single-word="false"/>
      <style:text-properties officeooo:rsid="0022d96c" officeooo:paragraph-rsid="0022d96c"/>
    </style:style>
    <style:style style:name="P21" style:family="paragraph" style:parent-style-name="Standard">
      <style:paragraph-properties fo:text-align="center" style:justify-single-word="false"/>
      <style:text-properties style:text-line-through-style="none" style:text-line-through-type="none" fo:font-size="16pt" style:text-underline-style="solid" style:text-underline-width="auto" style:text-underline-color="font-color" fo:font-weight="bold" officeooo:rsid="0022d96c" officeooo:paragraph-rsid="0022d96c" style:font-size-asian="16pt" style:font-weight-asian="bold" style:font-size-complex="16pt" style:font-weight-complex="bold"/>
    </style:style>
    <style:style style:name="P22" style:family="paragraph" style:parent-style-name="Standard">
      <style:paragraph-properties fo:text-align="justify" style:justify-single-word="false"/>
      <style:text-properties style:text-line-through-style="none" style:text-line-through-type="none" fo:font-size="12pt" style:text-underline-style="none" fo:font-weight="normal" officeooo:rsid="0022d96c" officeooo:paragraph-rsid="0022d96c" style:font-size-asian="10.5pt" style:font-weight-asian="normal" style:font-size-complex="12pt" style:font-weight-complex="normal"/>
    </style:style>
    <style:style style:name="P23" style:family="paragraph" style:parent-style-name="Standard">
      <style:paragraph-properties fo:text-align="center" style:justify-single-word="false" fo:break-before="page"/>
      <style:text-properties style:font-name="Verdana" style:text-underline-style="solid" style:text-underline-width="auto" style:text-underline-color="font-color" fo:font-weight="bold" officeooo:rsid="001e7c41" officeooo:paragraph-rsid="001e7c41" style:font-weight-asian="bold" style:font-weight-complex="bold"/>
    </style:style>
    <style:style style:name="T1" style:family="text">
      <style:text-properties officeooo:rsid="001e7c41"/>
    </style:style>
    <style:style style:name="T2" style:family="text">
      <style:text-properties officeooo:rsid="001ea09b"/>
    </style:style>
    <style:style style:name="T3" style:family="text">
      <style:text-properties officeooo:rsid="001eef14"/>
    </style:style>
    <style:style style:name="T4" style:family="text">
      <style:text-properties officeooo:rsid="00209319"/>
    </style:style>
    <style:style style:name="T5" style:family="text">
      <style:text-properties officeooo:rsid="0020ca2c"/>
    </style:style>
    <style:style style:name="T6" style:family="text">
      <style:text-properties officeooo:rsid="00211bdd"/>
    </style:style>
    <style:style style:name="T7" style:family="text">
      <style:text-properties officeooo:rsid="00226151"/>
    </style:style>
    <style:style style:name="T8" style:family="text">
      <style:text-properties style:font-name="Verdana"/>
    </style:style>
    <style:style style:name="T9" style:family="text">
      <style:text-properties style:font-name="Verdana" style:text-underline-style="none"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 « FINAL »</text:p>
      <text:p text:style-name="P2"/>
      <text:p text:style-name="P5">Préambule : </text:p>
      <text:p text:style-name="P3">Le projet se voulait être un outil utile et pragmatique.</text:p>
      <text:p text:style-name="P3">Son audience aurait été les petits proprietaires de SCI pour les aiders à remplirs leurs obligations comptable sans dit comptable comme l’autorise la loi.</text:p>
      <text:p text:style-name="P3"/>
      <text:p text:style-name="P3"/>
      <text:p text:style-name="P6"><text:span text:style-name="T1">1ere semaine Etablissement du projet </text:span></text:p>
      <text:p text:style-name="P7"/>
      <text:p text:style-name="P10">Etablissement des sous taches et aspect rapide de viabilité du projet.</text:p>
      <text:p text:style-name="P4"/>
      <text:p text:style-name="P4"/>
      <text:p text:style-name="P6"><text:span text:style-name="T1">2e semaines </text:span>Début du projet <text:span text:style-name="T1">(app)</text:span>: </text:p>
      <text:p text:style-name="P3"><text:line-break/>Dans un soucis de proposer directement un livrable, j’ai commencer à mettre un premier site sous Flask comme la consigne l’imposé.</text:p>
      <text:p text:style-name="P3"/>
      <text:p text:style-name="P3">L’interface était simple car je voulais uniquement une interface de saisie pour l’utilisateur et partir sur des domaines propres à la formation.</text:p>
      <text:p text:style-name="P3"/>
      <text:p text:style-name="P3">J’ai consacrée ma première semaine à déterminer les données que je voulais en saisie et à adapter l’interface à celle-ci.</text:p>
      <text:p text:style-name="P3">La notion libre de saisie au vue de l’audience et la possibilités de conservation d’image m’a orienter à choisir une base de donnée NOSQL.</text:p>
      <text:p text:style-name="P3">La récolte de données a été rapidement fonctionnel, tout fonction<text:span text:style-name="T2">er</text:span> en inputation simple et cela était suffisant,</text:p>
      <text:p text:style-name="P3"/>
      <text:p text:style-name="P3">Pour me rapprocher de l’interface ludique que nous avions en logiciel <text:s/>spécialisé j’ai voulu avoir une visualisation en temps réel de l’image que souhaiter ajouter l’utilisateur.</text:p>
      <text:p text:style-name="P3"/>
      <text:p text:style-name="P3">Ce visuel à impliquer la première notion d’interactivité sans rafraichissement pour l’utilisateur et sans requète.</text:p>
      <text:p text:style-name="P3"/>
      <text:p text:style-name="P3">Pour ceci, il m’a fallut me plonger dans les recherches, ce qui à ressortie une seule solution viable du Javascript.</text:p>
      <text:p text:style-name="P3">A cette étape je comprenais que succintement le code de l’utilisateur, j’ai trouver un fragment de code que j’ai su adapté à mon projet.</text:p>
      <text:p text:style-name="P3"/>
      <text:p text:style-name="P3">J’ai eu du mal à l’integrer directement sans respecté les bonnes procédures, car le code se devait de marcher mais je ne comprenais pas l’origine de l’erreur, le placement des balises avait une importance.</text:p>
      <text:p text:style-name="P3"/>
      <text:p text:style-name="P17">J’ai regarder des cours pour comprendre la logique derrière cela mais à ce stade du projet je n’avais pas compris, car il semblait possible que le &lt;script&gt; se saisisse aprés la balise &lt;body&gt; et sur les exemples cela pouvait être concretement placé n’importe ou.</text:p>
      <text:p text:style-name="P3"/>
      <text:p text:style-name="P18">Ceci est à la cloture de la première semaine du début du projet, <text:span text:style-name="T2">celle-ci était productive est à produit des rendus visuels </text:span><text:span text:style-name="T4">cependant les premiers bug</text:span></text:p>
      <text:p text:style-name="P9"><text:soft-page-break/>3e semaines<text:span text:style-name="T2">( </text:span>Gestion des données / amelioration de l’app) :</text:p>
      <text:p text:style-name="P8"/>
      <text:p text:style-name="P8"/>
      <text:p text:style-name="P11">A ce stade il fallait que j’établisse les données que j’allais me servir pour faire la suggestion comptable.<text:line-break/></text:p>
      <text:p text:style-name="P10">L’idée initiale était un scrapping de données publiques pour constituer le Plan Comptable Général (PCG) de référence, cependant le balisage du site n’était pas constant, et la forme différé énormement de celle-vu durant l’apprentissage, les noms était dans des balises de references qui était parfois mélangers avec des comptes et des references…</text:p>
      <text:p text:style-name="P10"/>
      <text:p text:style-name="P10">J’ai voulu respecter les bonnes procédures et faire comme Arnaud avait suggérer pour une utilisation faciliter sous Docker par aprés.</text:p>
      <text:p text:style-name="P10"><text:line-break/>J’ai donc crée un Fichier dédiés au definition Python pour initié ma première fonction qui à vite finis en POO car cela me sembler plus correspondre à l’évolution stable d’un projet et cela permettait de rester ouvert à tout.</text:p>
      <text:p text:style-name="P10"/>
      <text:p text:style-name="P10">Le scrapping n’a jamais été enregistrer, car aprés avoir tergiverser j’en ai conclus que je ne devais pas perdre de temps sur celui-ci <text:span text:style-name="T6">au vue des premiers résultats</text:span>, car un PCG peut <text:span text:style-name="T6">de toutes manières </text:span>être personnalisé.</text:p>
      <text:p text:style-name="P10"/>
      <text:p text:style-name="P10">J’ai donc récupérer un PCG type <text:span text:style-name="T6">format excel </text:span>sur un site non officie<text:span text:style-name="T3">l,</text:span> hélas il était trop personnalisé et je ne pouvais pas le retraité à l’aide de fonction Python, car chaque regles et spécifique, c’est les aleas de la comptabilité, <text:span text:style-name="T3">et cela ne corresponder pas au projet dans un premier temps.</text:span></text:p>
      <text:p text:style-name="P10"/>
      <text:p text:style-name="P12">J’ai donc crée un fichier PCG avec un extrait très court et très neute pour faire les premiers test.</text:p>
      <text:p text:style-name="P12"/>
      <text:p text:style-name="P12">Les premières fonctions de comparaison ont mis un peu de temps à sortir, les fonctions pouvait parcourer le PCG mais pas comme je l’entendais.</text:p>
      <text:p text:style-name="P12"/>
      <text:p text:style-name="P12">Je suis partie sur une indexation des comptes PCG car il me semblait que cela serait plus pertinant au vue que le PCG ne se repete jamais au niveaux des référencements et dans le cadre du projet il restera numérique.</text:p>
      <text:p text:style-name="P12"/>
      <text:p text:style-name="P12">L’utilisation d’un regex pour effectuer des recherches est fonctionnel, j’ai essayer des mots clefs appliquer au fichier Excel, les résult<text:span text:style-name="T4">ats étaient correctes.</text:span></text:p>
      <text:p text:style-name="P12"/>
      <text:p text:style-name="P13"><text:span text:style-name="T5">Au fil de l’evolution j’ai pris du temps pour prévoirs des éventualités et optimise le code de l’app et le fichier tools receuillant toutes mes fonctions.</text:span></text:p>
      <text:p text:style-name="P13"/>
      <text:p text:style-name="P13">L’étape suivante était de faire la meme chose avec la base de données mongo.</text:p>
      <text:p text:style-name="P13"/>
      <text:p text:style-name="P14">Resultat de la semaine : Productivité très faible et aucune avancé sur l’app.</text:p>
      <text:p text:style-name="P23">4e semaines( <text:span text:style-name="T6">APP / </text:span>Liaison des données) :</text:p>
      <text:p text:style-name="P8"/>
      <text:p text:style-name="P8"/>
      <text:p text:style-name="P14">Pour compenser le manque de productivité <text:span text:style-name="T6">j’ai voulu crée une fonction de l’app, la reconaissances d’images.</text:span></text:p>
      <text:p text:style-name="P14"/>
      <text:p text:style-name="P15">Je pensais repartir sur une reconaissance de chiffre et l’appliquer a un zonage spécifique des factures.</text:p>
      <text:p text:style-name="P15"/>
      <text:p text:style-name="P15">Cependant la problématique rapide à été l’obtention des factures, ne disposant pas de base de données, j’ai songer à scrapper les factures sur internet, cependant certains disposés de noms réels, il aurait fallu faire des demandes cas par cas, d’autrés était des illustrations de « fausses » facturer… j’ai donc du me rabbatre sur des exemples libres de droits et renoncer a un volume.</text:p>
      <text:p text:style-name="P15"/>
      <text:p text:style-name="P15">Les solutions à ma dispositions était l’utilisation d’API mais qui aurait fais le travail à ma place, ou une recuperation par balisage, je suis donc partie sur le balisage en attendant d’avoir la possibilités d’avoir une collection de facture plus imposantes et concrete.</text:p>
      <text:p text:style-name="P15"/>
      <text:p text:style-name="P15">Durant cette phrase j’ai accumulé des conaissances, celle-ci m’ont mis en evidence deux choses, que les images sur internet sont sois trop compressé sois perdent leurs formats natifs.</text:p>
      <text:p text:style-name="P15"/>
      <text:p text:style-name="P15">Les images types Jpg,img, ou tout autres formats perdents le balisages que reconaissent les librairies pythons.</text:p>
      <text:p text:style-name="P15"><text:line-break/>Les fichiers PDF doivent être balisé depuis un logiciel adaptés et en sortie texte directement, s’il s’agit d’un SCAN le balisage est supprimer car les champs textes sont balisés « image ».</text:p>
      <text:p text:style-name="P15"/>
      <text:p text:style-name="P15">Aprés avoir perdu un temps considérable à chercher des solutions, je suis repartie sur le projet à defaut de pouvoir produire.</text:p>
      <text:p text:style-name="P15"/>
      <text:p text:style-name="P15">La liaison des données issue de la base de données, <text:span text:style-name="T7">à imposer d’avantages de recherche.</text:span></text:p>
      <text:p text:style-name="P15"/>
      <text:p text:style-name="P16">J’ai pris conscience que j’aurais besoin d’indexations pour faire de la retroaction sur les données déjà enregistrer.</text:p>
      <text:p text:style-name="P16"/>
      <text:p text:style-name="P16">Je voulais crée des critères spécifiques par rapport à des Tiers qui aurait éviter l’encombrement de la fonction.</text:p>
      <text:p text:style-name="P16"/>
      <text:p text:style-name="P16">Cependant l’indexation ne pouvant se faire que sur un seul champs texte, j’ai décider d’imposer sur l’app que les fournisseurs sois nettoyer de tout symboles, accents, ponctuations, et sois par defaut en majuscule, pour pouvoir itterer plus facilement dessus.</text:p>
      <text:p text:style-name="P16"/>
      <text:p text:style-name="P16">Les résultats ressortie était correcte, Il ne me manquait plus qu’a trouver un moyen de mettre en place l’automatisation et l’inscrustation des comptes.</text:p>
      <text:p text:style-name="P16"/>
      <text:p text:style-name="P16">Resultat de la semaine : très improductif, avancé de l’application trop lente</text:p>
      <text:p text:style-name="P23">5e semaines(Changement de route / Rush) :</text:p>
      <text:p text:style-name="P9"/>
      <text:p text:style-name="P16">Aprés un jours et demie passé sans avancée car je ne comprenais pas comment faire la liaison et au vue de la deadline, et le fait que je n’avais pas grand-chose à présenter, je suis partie sur la création rapide de petite fonction.</text:p>
      <text:p text:style-name="P16"/>
      <text:p text:style-name="P16">J’ai établis un nouveau plan :</text:p>
      <text:p text:style-name="P16"/>
      <text:p text:style-name="P16">Un tableau d’extraction des données brancher directement sur les fonctions que j’avais déjà crée pour avoir un visuel sur l’état de la base de données avec une fonction simple le résultat.</text:p>
      <text:p text:style-name="P16"/>
      <text:p text:style-name="P16">La fonction n’étais pas tout à fait adaptés, j’ai donc écrits un code à part, avant de voir que cela ne convenait pas à la situation et de ré écrire une petite partie du code initial pour la rendre fonctionnel.</text:p>
      <text:p text:style-name="P16"/>
      <text:p text:style-name="P16">L’absence de reculs et la volonté de vouloir allez vite m’avait occulté une solution simple.</text:p>
      <text:p text:style-name="P16"/>
      <text:p text:style-name="P16">Une fois la solution mise en place j’ai chercher à partir sur la seconde fonction qui pourrait embarquer une partie de mon code toujours non utiliser.</text:p>
      <text:p text:style-name="P16"/>
      <text:p text:style-name="P16">Un tchat bot qui sugererais des comptes comptables.</text:p>
      <text:p text:style-name="P16"/>
      <text:p text:style-name="P16">Les cours de tchat bot était rapidement de nouveau appliquer.</text:p>
      <text:p text:style-name="P16"/>
      <text:p text:style-name="P19"><text:span text:style-name="T9">Cependant le passage d’un bot de base sous Flask était une autre histoire.</text:span></text:p>
      <text:p text:style-name="P19"><text:span text:style-name="T9"/></text:p>
      <text:p text:style-name="P20"><text:span text:style-name="T9">Rapidement l’application à mis en évidence de nombreux problèmes que je n’ai toujours pas résolu mais … on fait ressortir de nouveau l’evidence d’une interaction sans et en conséquent le retour de Javascript.</text:span></text:p>
      <text:p text:style-name="P20"><text:span text:style-name="T9"/></text:p>
      <text:p text:style-name="P20"><text:span text:style-name="T9">Je me suis replongé dans les cours de Javascript et les tutoriels.</text:span></text:p>
      <text:p text:style-name="P20"><text:span text:style-name="T9"/></text:p>
      <text:p text:style-name="P20"><text:span text:style-name="T9">J’ai pris le temps de corriger mon premier script, et d’appliquer les bonnes procédures avec la comprehension que j’avais à présent.</text:span></text:p>
      <text:p text:style-name="P20"><text:span text:style-name="T9"/></text:p>
      <text:p text:style-name="P20"><text:span text:style-name="T9">La première partie est donc plus lisible et les fichiers JS ont fait leurs apparitions au lieux de rester sur la partie HTML.</text:span></text:p>
      <text:p text:style-name="P20"><text:span text:style-name="T9"/></text:p>
      <text:p text:style-name="P20"><text:span text:style-name="T9">Cependant je suis à la redaction de ce rapport toujours coincés sur une fonction d’interaction avec le bot de façon simpe.</text:span></text:p>
      <text:p text:style-name="P20"><text:span text:style-name="T9"/></text:p>
      <text:p text:style-name="P21"><text:span text:style-name="T8">CONCLUSION</text:span></text:p>
      <text:p text:style-name="P21"><text:span text:style-name="T8"/></text:p>
      <text:p text:style-name="P22"><text:span text:style-name="T8">Le projet ne c’est pas dérouler comme prévu, j’ai énormement appris sur des compétences connexes.</text:span></text:p>
      <text:p text:style-name="P22"><text:span text:style-name="T8">J’ai encore du mal sur les notions progressive de l’application car j’ai mis enormement de temps sur des fonctions qui marche séparément car elle remplis pas a pas ce que j’attend mais elle restait trop « grosse » à livrer et à mettre en avant dans l’applicati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6T11:17:21.403408206</meta:creation-date>
    <dc:date>2020-05-29T17:48:02.432624800</dc:date>
    <meta:editing-duration>PT9H48M35S</meta:editing-duration>
    <meta:editing-cycles>10</meta:editing-cycles>
    <meta:generator>LibreOffice/6.4.4.2$Linux_X86_64 LibreOffice_project/40$Build-2</meta:generator>
    <meta:document-statistic meta:table-count="0" meta:image-count="0" meta:object-count="0" meta:page-count="4" meta:paragraph-count="66" meta:word-count="1481" meta:character-count="8973" meta:non-whitespace-character-count="7550"/>
  </office:meta>
</office:document-meta>
</file>